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25-01-1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24-01-04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23-01-05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23-01-05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22-01-05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21-01-0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20-01-0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9-01-24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8-01-0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7-01-04 22:2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6-01-03 16:49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5-01-04 14:5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4-01-04 17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3-01-04 20:3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3-01-04 18:25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2-01-05 19:3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1-01-05 18:5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10-01-04 20:38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9-01-06 20:48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8-01-06 17:29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7-04-03 23:3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6-01-07 19:3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5-01-10 18:0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5-01-10 18:0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4-01-08 15:3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2-12-30 15:3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2-01-03 15:16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1-01-02 21:0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2000-01-04 07:1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1999-01-05 19:54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1998-01-05 21:5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199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091011646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